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mbria Math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text-properties officeooo:rsid="000c2594" officeooo:paragraph-rsid="000c2594"/>
    </style:style>
    <style:style style:name="P2" style:family="paragraph" style:parent-style-name="Standard">
      <style:text-properties officeooo:paragraph-rsid="000c2594"/>
    </style:style>
    <style:style style:name="P3" style:family="paragraph" style:parent-style-name="Standard">
      <style:text-properties officeooo:rsid="000e2420" officeooo:paragraph-rsid="000e2420"/>
    </style:style>
    <style:style style:name="P4" style:family="paragraph" style:parent-style-name="Standard">
      <style:text-properties officeooo:rsid="000e2420" officeooo:paragraph-rsid="0010bdf3"/>
    </style:style>
    <style:style style:name="P5" style:family="paragraph" style:parent-style-name="Standard">
      <style:paragraph-properties fo:margin-left="0in" fo:margin-right="0in" fo:text-indent="0in" style:auto-text-indent="false" style:writing-mode="lr-tb"/>
    </style:style>
    <style:style style:name="P6" style:family="paragraph" style:parent-style-name="Standard">
      <style:text-properties style:font-name="Ubuntu Mono" fo:font-size="10pt" officeooo:rsid="0010bdf3" officeooo:paragraph-rsid="0010bdf3" style:font-size-asian="10pt" style:font-size-complex="10pt"/>
    </style:style>
    <style:style style:name="P7" style:family="paragraph" style:parent-style-name="Standard">
      <style:text-properties officeooo:rsid="0010bdf3" officeooo:paragraph-rsid="0010bdf3"/>
    </style:style>
    <style:style style:name="P8" style:family="paragraph" style:parent-style-name="Text_20_body" style:list-style-name=""/>
    <style:style style:name="P9" style:family="paragraph" style:parent-style-name="Heading_20_2" style:list-style-name=""/>
    <style:style style:name="P10" style:family="paragraph" style:parent-style-name="Heading_20_2" style:list-style-name="">
      <style:text-properties officeooo:paragraph-rsid="000ff0b1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Heading_20_2">
      <style:paragraph-properties fo:break-before="page"/>
      <style:text-properties officeooo:paragraph-rsid="000ff0b1"/>
    </style:style>
    <style:style style:name="P13" style:family="paragraph" style:parent-style-name="Standard" style:list-style-name="L1">
      <style:text-properties officeooo:rsid="000c2594" officeooo:paragraph-rsid="000ff0b1"/>
    </style:style>
    <style:style style:name="P14" style:family="paragraph" style:parent-style-name="Standard" style:list-style-name="L1">
      <style:text-properties officeooo:rsid="000c2594" officeooo:paragraph-rsid="000c2594"/>
    </style:style>
    <style:style style:name="P15" style:family="paragraph" style:parent-style-name="Standard" style:list-style-name="L2">
      <style:text-properties officeooo:rsid="000c2594" officeooo:paragraph-rsid="000c2594"/>
    </style:style>
    <style:style style:name="P16" style:family="paragraph" style:parent-style-name="Standard" style:list-style-name="L3">
      <style:text-properties officeooo:rsid="000c2594" officeooo:paragraph-rsid="000c2594"/>
    </style:style>
    <style:style style:name="P17" style:family="paragraph" style:parent-style-name="Standard" style:list-style-name="L6">
      <style:text-properties officeooo:rsid="000c2594" officeooo:paragraph-rsid="000c2594"/>
    </style:style>
    <style:style style:name="P18" style:family="paragraph" style:parent-style-name="Standard" style:list-style-name="L6">
      <style:text-properties officeooo:rsid="000c2594" officeooo:paragraph-rsid="000e2420"/>
    </style:style>
    <style:style style:name="P19" style:family="paragraph" style:parent-style-name="Standard" style:list-style-name="L1">
      <style:text-properties officeooo:rsid="000ff0b1" officeooo:paragraph-rsid="000ff0b1"/>
    </style:style>
    <style:style style:name="P20" style:family="paragraph" style:parent-style-name="Standard" style:list-style-name="L2">
      <style:text-properties officeooo:rsid="000e2420" officeooo:paragraph-rsid="000e2420"/>
    </style:style>
    <style:style style:name="P21" style:family="paragraph" style:parent-style-name="Standard" style:list-style-name="L3">
      <style:text-properties officeooo:rsid="000e2420" officeooo:paragraph-rsid="000e2420"/>
    </style:style>
    <style:style style:name="P22" style:family="paragraph" style:parent-style-name="Standard" style:list-style-name="L5">
      <style:text-properties officeooo:rsid="000e2420" officeooo:paragraph-rsid="000e2420"/>
    </style:style>
    <style:style style:name="P23" style:family="paragraph" style:parent-style-name="Standard" style:list-style-name="L6">
      <style:text-properties officeooo:rsid="000e2420" officeooo:paragraph-rsid="000e2420"/>
    </style:style>
    <style:style style:name="P24" style:family="paragraph" style:parent-style-name="Standard" style:list-style-name="L1">
      <style:text-properties officeooo:rsid="000fad24" officeooo:paragraph-rsid="00127caf"/>
    </style:style>
    <style:style style:name="P25" style:family="paragraph" style:parent-style-name="Standard">
      <style:text-properties officeooo:rsid="000fad24" officeooo:paragraph-rsid="00127caf"/>
    </style:style>
    <style:style style:name="P26" style:family="paragraph" style:parent-style-name="Standard">
      <style:paragraph-properties fo:margin-left="0in" fo:margin-right="0in" fo:text-indent="0in" style:auto-text-indent="false" style:writing-mode="lr-tb"/>
      <style:text-properties style:font-name="Ubuntu Mono" fo:font-size="10pt" officeooo:paragraph-rsid="000fad24" style:font-size-asian="10pt" style:font-size-complex="10pt"/>
    </style:style>
    <style:style style:name="P27" style:family="paragraph" style:parent-style-name="Standard">
      <style:paragraph-properties fo:margin-left="0in" fo:margin-right="0in" fo:text-indent="0in" style:auto-text-indent="false" style:writing-mode="lr-tb"/>
      <style:text-properties style:font-name="Ubuntu Mono" fo:font-size="10pt" officeooo:paragraph-rsid="0010bdf3" style:font-size-asian="10pt" style:font-size-complex="10pt"/>
    </style:style>
    <style:style style:name="P28" style:family="paragraph" style:parent-style-name="Standard" style:list-style-name="L6">
      <style:text-properties style:font-name="Ubuntu Mono" fo:font-size="10pt" officeooo:rsid="000c2594" officeooo:paragraph-rsid="000e2420" style:font-size-asian="10pt" style:font-size-complex="10pt"/>
    </style:style>
    <style:style style:name="P29" style:family="paragraph" style:parent-style-name="Standard">
      <style:paragraph-properties fo:margin-left="0in" fo:margin-right="0in" fo:text-indent="0in" style:auto-text-indent="false" style:writing-mode="lr-tb"/>
      <style:text-properties style:font-name="Ubuntu Mono" fo:font-size="10pt" style:font-size-asian="10pt" style:font-size-complex="10pt"/>
    </style:style>
    <style:style style:name="P30" style:family="paragraph" style:parent-style-name="Standard">
      <style:paragraph-properties fo:margin-left="0in" fo:margin-right="0in" fo:text-indent="0in" style:auto-text-indent="false" style:writing-mode="lr-tb"/>
      <style:text-properties style:font-name="Ubuntu Mono" fo:font-size="10pt" officeooo:paragraph-rsid="00127caf" style:font-size-asian="10pt" style:font-size-complex="10pt"/>
    </style:style>
    <style:style style:name="P31" style:family="paragraph" style:parent-style-name="Standard">
      <style:text-properties style:use-window-font-color="true" loext:opacity="0%" style:font-name="Ubuntu Mono" fo:font-size="10pt" officeooo:paragraph-rsid="000c2594" style:font-size-asian="10pt" style:font-name-complex="Arial" style:font-size-complex="10pt"/>
    </style:style>
    <style:style style:name="P32" style:family="paragraph" style:parent-style-name="Standard">
      <style:paragraph-properties fo:margin-left="0in" fo:margin-right="0in" fo:text-indent="0in" style:auto-text-indent="false" style:writing-mode="lr-tb"/>
      <style:text-properties style:use-window-font-color="true" loext:opacity="0%"/>
    </style:style>
    <style:style style:name="P33" style:family="paragraph" style:parent-style-name="Standard" style:list-style-name="L4">
      <style:text-properties officeooo:paragraph-rsid="000c2594"/>
    </style:style>
    <style:style style:name="P34" style:family="paragraph" style:parent-style-name="Standard" style:list-style-name="L6">
      <style:text-properties officeooo:paragraph-rsid="00127caf"/>
    </style:style>
    <style:style style:name="P35" style:family="paragraph" style:parent-style-name="Standard" style:list-style-name="L6">
      <style:text-properties officeooo:paragraph-rsid="000e2420"/>
    </style:style>
    <style:style style:name="P36" style:family="paragraph" style:parent-style-name="Standard" style:list-style-name="L6">
      <style:text-properties officeooo:rsid="000e6b6b" officeooo:paragraph-rsid="000e6b6b"/>
    </style:style>
    <style:style style:name="P37" style:family="paragraph" style:parent-style-name="Standard" style:list-style-name="L1">
      <style:text-properties officeooo:rsid="00127caf" officeooo:paragraph-rsid="00127caf"/>
    </style:style>
    <style:style style:name="P38" style:family="paragraph" style:parent-style-name="Standard" style:list-style-name="L6">
      <style:text-properties officeooo:rsid="00127caf" officeooo:paragraph-rsid="00127caf"/>
    </style:style>
    <style:style style:name="P39" style:family="paragraph" style:parent-style-name="Standard" style:list-style-name="L1">
      <style:text-properties style:text-underline-style="solid" style:text-underline-width="auto" style:text-underline-color="font-color" fo:font-weight="bold" officeooo:rsid="00127caf" officeooo:paragraph-rsid="00127caf" style:font-weight-asian="bold" style:font-weight-complex="bold"/>
    </style:style>
    <style:style style:name="P40" style:family="paragraph" style:parent-style-name="Standard" style:list-style-name="L5">
      <style:text-properties style:text-underline-style="solid" style:text-underline-width="auto" style:text-underline-color="font-color" fo:font-weight="bold" officeooo:rsid="00127caf" officeooo:paragraph-rsid="00127caf" style:font-weight-asian="bold" style:font-weight-complex="bold"/>
    </style:style>
    <style:style style:name="P41" style:family="paragraph" style:parent-style-name="Standard" style:list-style-name="L6">
      <style:text-properties style:text-underline-style="solid" style:text-underline-width="auto" style:text-underline-color="font-color" fo:font-weight="bold" officeooo:rsid="00127caf" officeooo:paragraph-rsid="00127caf" style:font-weight-asian="bold" style:font-weight-complex="bold"/>
    </style:style>
    <style:style style:name="T1" style:family="text">
      <style:text-properties officeooo:rsid="000e2420"/>
    </style:style>
    <style:style style:name="T2" style:family="text">
      <style:text-properties officeooo:rsid="000e6b6b"/>
    </style:style>
    <style:style style:name="T3" style:family="text">
      <style:text-properties style:use-window-font-color="true" loext:opacity="0%"/>
    </style:style>
    <style:style style:name="T4" style:family="text">
      <style:text-properties style:use-window-font-color="true" loext:opacity="0%" fo:language="nl" fo:country="NL"/>
    </style:style>
    <style:style style:name="T5" style:family="text">
      <style:text-properties style:use-window-font-color="true" loext:opacity="0%" fo:language="nl" fo:country="NL" officeooo:rsid="0010bdf3"/>
    </style:style>
    <style:style style:name="T6" style:family="text">
      <style:text-properties style:use-window-font-color="true" loext:opacity="0%" style:font-name-complex="Arial"/>
    </style:style>
    <style:style style:name="T7" style:family="text">
      <style:text-properties style:use-window-font-color="true" loext:opacity="0%" officeooo:rsid="00127caf" style:font-name-complex="Arial"/>
    </style:style>
    <style:style style:name="T8" style:family="text">
      <style:text-properties style:use-window-font-color="true" loext:opacity="0%" officeooo:rsid="0010bdf3"/>
    </style:style>
    <style:style style:name="T9" style:family="text">
      <style:text-properties style:use-window-font-color="true" loext:opacity="0%" style:font-name="Ubuntu Mono" fo:font-size="10pt" style:font-size-asian="10pt" style:font-name-complex="Arial" style:font-size-complex="10pt"/>
    </style:style>
    <style:style style:name="T10" style:family="text">
      <style:text-properties style:use-window-font-color="true" loext:opacity="0%" style:font-name="Ubuntu Mono" fo:font-size="10pt" officeooo:rsid="00127caf" style:font-size-asian="10pt" style:font-name-complex="Arial" style:font-size-complex="10pt"/>
    </style:style>
    <style:style style:name="T11" style:family="text">
      <style:text-properties officeooo:rsid="000ff0b1"/>
    </style:style>
    <style:style style:name="T12" style:family="text">
      <style:text-properties officeooo:rsid="0010bdf3"/>
    </style:style>
    <style:style style:name="T13" style:family="text">
      <style:text-properties fo:font-weight="bold" officeooo:rsid="0010bdf3" style:font-weight-asian="bold" style:font-weight-complex="bold"/>
    </style:style>
    <style:style style:name="T14" style:family="text">
      <style:text-properties fo:font-weight="bold" officeooo:rsid="00127caf" style:font-weight-asian="bold" style:font-weight-complex="bold"/>
    </style:style>
    <style:style style:name="T15" style:family="text">
      <style:text-properties officeooo:rsid="0010f03e"/>
    </style:style>
    <style:style style:name="T16" style:family="text">
      <style:text-properties officeooo:rsid="00127caf"/>
    </style:style>
    <style:style style:name="T17" style:family="text">
      <style:text-properties style:text-underline-style="solid" style:text-underline-width="auto" style:text-underline-color="font-color" fo:font-weight="bold" officeooo:rsid="00127caf" style:font-weight-asian="bold" style:font-weight-complex="bold"/>
    </style:style>
    <style:style style:name="T18" style:family="text">
      <style:text-properties officeooo:rsid="000c2594"/>
    </style:style>
    <style:style style:name="T19" style:family="text">
      <style:text-properties fo:font-style="italic" fo:font-weight="bold" officeooo:rsid="0010bdf3" style:font-style-asian="italic" style:font-weight-asian="bold" style:font-style-complex="italic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h text:style-name="Heading_20_2" text:outline-level="2">Case 1: <text:span text:style-name="T11">Multiple living related donors for a </text:span>patient <text:span text:style-name="T11">without </text:span>antibodies</text:h>
      <text:list text:style-name="L1">
        <text:list-item>
          <text:p text:style-name="P39">PIRCHE → SOT → Single patient</text:p>
          <text:p text:style-name="P37"/>
        </text:list-item>
        <text:list-item>
          <text:p text:style-name="P19">Recipient</text:p>
        </text:list-item>
      </text:list>
      <text:p text:style-name="P7"/>
      <text:p text:style-name="P6">OSKAR,HLA-A*01:01:01+HLA-A*33:01:01^HLA-B*08:01:01+HLA-B*14:02:01^HLA-C*07:01:01+HLA-C*08:02:01^HLA-DRB1*03:01:01+HLA-DRB1*13:01:01^HLA-DQB1*02:01:01+HLA-DQB1*06:03:01</text:p>
      <text:p text:style-name="P7"/>
      <text:list xml:id="list101037764389841" text:continue-numbering="true" text:style-name="L1">
        <text:list-item>
          <text:p text:style-name="P13"><text:span text:style-name="T12">Four c</text:span>andidate donors</text:p>
        </text:list-item>
      </text:list>
      <text:list text:style-name="L2">
        <text:list-item>
          <text:list>
            <text:list-item>
              <text:p text:style-name="P15">one father</text:p>
            </text:list-item>
            <text:list-item>
              <text:p text:style-name="P15">one mother</text:p>
            </text:list-item>
            <text:list-item>
              <text:p text:style-name="P15">one sister</text:p>
            </text:list-item>
            <text:list-item>
              <text:p text:style-name="P20">one brother</text:p>
            </text:list-item>
          </text:list>
        </text:list-item>
      </text:list>
      <text:p text:style-name="P3"/>
      <text:p text:style-name="P6">MAE ,HLA-A*01:01:01+HLA-A*02:01:01^HLA-B*08:01:01+HLA-B*38:01:01^HLA-C*07:01:01+HLA-C*12:03:01^HLA-DRB1*03:01:01+HLA-DRB1*07:01:01^HLA-DQB1*02:01:01+HLA-DQB1*03:03:02</text:p>
      <text:p text:style-name="P6">PAI ,HLA-A*30:01:01+HLA-A*33:01:01^HLA-B*13:02:01+HLA-B*14:02:01^HLA-C*06:02:01+HLA-C*08:02:01^HLA-DRB1*13:01:01+HLA-DRB1*11:04:01^HLA-DQB1*06:03:01+HLA-DQB1*03:01:01</text:p>
      <text:p text:style-name="P6">JOAO,HLA-A*01:01:01+HLA-A*30:01:01^HLA-B*08:01:01+HLA-B*13:02:01^HLA-C*07:01:01+HLA-C*06:02:01^HLA-DRB1*03:01:01+HLA-DRB1*11:04:01^HLA-DQB1*02:01:01+HLA-DQB1*03:01:01</text:p>
      <text:p text:style-name="P6">LUISA <text:s/>,HLA-A*02:01:01+HLA-A*33:01:01^HLA-B*38:01:01+HLA-B*14:02:01^HLA-C*12:03:01+HLA-C*08:02:01^HLA-DRB1*07:01:01+HLA-DRB1*13:01:01^HLA-DQB1*03:03:02+HLA-DQB1*06:03:01</text:p>
      <text:p text:style-name="P6"/>
      <text:p text:style-name="P4"/>
      <text:list text:style-name="L3">
        <text:list-item>
          <text:p text:style-name="P16">Enter them into the SOT system and calculate the PIRCHE. Compare the outcomes</text:p>
        </text:list-item>
      </text:list>
      <text:p text:style-name="P2"/>
      <text:list text:continue-numbering="true" text:style-name="L3">
        <text:list-item>
          <text:p text:style-name="P21">Add an uncle and evaluate again</text:p>
        </text:list-item>
      </text:list>
      <text:p text:style-name="P3"/>
      <text:p text:style-name="P6">Uncle TIO <text:s/>,A*11:01:01+HLA-A*33:01:01^HLA-B*07:02:01+HLA-B*14:02:01^HLA-C*07:02:01+HLA-C*08:02:01^HLA-DRB1*12:02:01+HLA-DRB1*13:01:01^HLA-DQB1*03:01:01+HLA-DQB1*06:03:01</text:p>
      <text:p text:style-name="P3"/>
      <text:list text:continue-numbering="true" text:style-name="L3">
        <text:list-item>
          <text:p text:style-name="P21">PM: show the heath plots and hover over the items</text:p>
        </text:list-item>
      </text:list>
      <text:p text:style-name="P1"/>
      <text:h text:style-name="P9" text:outline-level="2"/>
      <text:h text:style-name="P11" text:outline-level="2">Case 2: One DCD donor <text:span text:style-name="T11">with multiple candidate recipients (no antibodies)</text:span></text:h>
      <text:list text:continue-list="list101037764389841" text:style-name="L1">
        <text:list-item>
          <text:p text:style-name="P24"><text:span text:style-name="T17">PIRCHE → SOT → Donor Allocation</text:span></text:p>
        </text:list-item>
      </text:list>
      <text:p text:style-name="P25"><text:span text:style-name="T17"/></text:p>
      <text:list text:continue-numbering="true" text:style-name="L1">
        <text:list-item>
          <text:p text:style-name="P24">DCD donor</text:p>
        </text:list-item>
      </text:list>
      <text:p text:style-name="P26" loext:marker-style-name="T6"><text:span text:style-name="T6"/></text:p>
      <text:p text:style-name="P26" loext:marker-style-name="T6"><text:span text:style-name="T6">DON_1, HLA-A*02:01:01+HLA-A*24:02:01^HLA-B*18:01:01+HLA-B*44:05:01^HLA-C*02:02:02+HLA-C*07:01:01^HLA-DRB1*01:01:01+HLA-DRB1*16:01:01^HLA-DQB1*05:01:01+HLA-DQB1*05:02:01^HLA-DQA1*01:01:01+HLA-DQA1*01:02:02</text:span></text:p>
      <text:p text:style-name="P27" loext:marker-style-name="T6"><text:span text:style-name="T6"/></text:p>
      <text:p text:style-name="P27" loext:marker-style-name="T6"><text:span text:style-name="T6">Serology: DON_1, A2, A24(9), B18, B44(12), Cw2, Cw7, DR1, DR16(2), DQ5(1)</text:span></text:p>
      <text:p text:style-name="P26" loext:marker-style-name="T6"><text:span text:style-name="T6"/></text:p>
      <text:list text:continue-numbering="true" text:style-name="L1">
        <text:list-item>
          <text:p text:style-name="P14"><text:span text:style-name="T12">Four c</text:span>andidate recipient, <text:span text:style-name="T16">create four first</text:span></text:p>
        </text:list-item>
      </text:list>
      <text:p text:style-name="P31"/>
      <text:p text:style-name="P30" loext:marker-style-name="T6"><text:span text:style-name="T6">REC_1, HLA-A*02:01:01+HLA-A*23:01:01:01^HLA-B*18:01:01+HLA-B*27:03^HLA-C*02:02:02:01+HLA-C*07:04:01^HLA-DRB1*13:02:01+HLA-DRB1*13:03:01^HLA-DQB1*03:01:01+HLA-DQB1*06:04^HLA-DQA1*01:02+HLA-DQA1*05:05</text:span></text:p>
      <text:p text:style-name="P30" loext:marker-style-name="T6"><text:span text:style-name="T6">REC_2, HLA-A*02:01:01+HLA-A*23:01:01^HLA-B*08:01:01+HLA-B*18:01:01^HLA-C*07:01:01+HLA-C*07:01:01^HLA-DRB1*11:04:01+HLA-DRB1*13:02:01^HLA-DQB1*03:01:01+HLA-DQB1*06:04:01^HLA-DQA1*01:02:01+HLA-DQA1*05:05:01</text:span></text:p>
      <text:p text:style-name="P30" loext:marker-style-name="T6"><text:span text:style-name="T6">REC_3, HLA-A*02:01:01+HLA-A*25:01:01^HLA-B*18:01:01+HLA-B*51:01:01^HLA-C*01:02:01+HLA-C*12:03:01^HLA-DRB1*15:01:01+HLA-DRB1*11:01:01^HLA-DQB1*03:01:01+HLA-DQB1*06:02:01^HLA-DQA1*01:02:01+HLA-DQA1*05:05:01</text:span></text:p>
      <text:p text:style-name="P30" loext:marker-style-name="T6"><text:span text:style-name="T6">REC_4, HLA-A*01:01:01+HLA-A*</text:span><text:span text:style-name="T7">02:01:01</text:span><text:span text:style-name="T6">^HLA-B*08:01:01+HLA-B*</text:span><text:span text:style-name="T7">0</text:span><text:span text:style-name="T6">7:0</text:span><text:span text:style-name="T7">2</text:span><text:span text:style-name="T6">:01^HLA-C*0</text:span><text:span text:style-name="T7">7</text:span><text:span text:style-name="T6">:02:01+HLA-C*07:01:01^HLA-DRB1*03:01:01+HLA-DRB1*0</text:span><text:span text:style-name="T7">1</text:span><text:span text:style-name="T6">:01:01^HLA-DQB1*02:01:01+HLA-DQB1*0</text:span><text:span text:style-name="T7">5</text:span><text:span text:style-name="T6">:0</text:span><text:span text:style-name="T7">1</text:span><text:span text:style-name="T6">:02^HLA-DQA1*02:01:01+HLA-DQA1*0</text:span><text:span text:style-name="T7">1</text:span><text:span text:style-name="T6">:0</text:span><text:span text:style-name="T7">2</text:span><text:span text:style-name="T6">:01</text:span></text:p>
      <text:p text:style-name="P26" loext:marker-style-name="T6"><text:span text:style-name="T6"/></text:p>
      <text:list text:style-name="L4">
        <text:list-item>
          <text:p text:style-name="P33">Enter them into the SOT system and calculate the PIRCHE. Compare the outcomes <text:span text:style-name="T1">and store them</text:span></text:p>
        </text:list-item>
      </text:list>
      <text:p text:style-name="P2"/>
      <text:h text:style-name="P9" text:outline-level="2"/>
      <text:p text:style-name="P8"/>
      <text:h text:style-name="P11" text:outline-level="2">Case 3: RAMP <text:span text:style-name="T11">evaluation</text:span></text:h>
      <text:list text:style-name="L5">
        <text:list-item>
          <text:p text:style-name="P40">PIRCHE → SOT → RAMP</text:p>
          <text:p text:style-name="P22"/>
        </text:list-item>
        <text:list-item>
          <text:p text:style-name="P22">Use the data from recipient 1, 2, 3, <text:span text:style-name="T11">and 4</text:span> from case 2 and plot a RAMP</text:p>
        </text:list-item>
        <text:list-item>
          <text:p text:style-name="P22">Evaluate whether this donor is good or bad donor in a relative way. Do this by che<text:span text:style-name="T11">c</text:span>king the actual PIRCHE scores from case 2 with the RAMP histogram<text:span text:style-name="T11">s</text:span></text:p>
        </text:list-item>
      </text:list>
      <text:p text:style-name="P3"/>
      <text:h text:style-name="P9" text:outline-level="2"/>
      <text:h text:style-name="P11" text:outline-level="2">Case <text:span text:style-name="T1">4</text:span>: <text:span text:style-name="T11">Adding unacceptables to the RAMP for a</text:span> patient without antibodies</text:h>
      <text:list xml:id="list1637370394" text:style-name="L6">
        <text:list-item>
          <text:p text:style-name="P41">PIRCHE → SOT → RAMP</text:p>
          <text:p text:style-name="P38"/>
        </text:list-item>
        <text:list-item>
          <text:p text:style-name="P34"><text:span text:style-name="T18">Enter the typing </text:span><text:span text:style-name="T16">(recipient 4)</text:span></text:p>
        </text:list-item>
        <text:list-item>
          <text:p text:style-name="P34"><text:span text:style-name="T9">REC_4, HLA-A*01:01:01+HLA-A*</text:span><text:span text:style-name="T10">02:01:01</text:span><text:span text:style-name="T9">^HLA-B*08:01:01+HLA-B*</text:span><text:span text:style-name="T10">0</text:span><text:span text:style-name="T9">7:0</text:span><text:span text:style-name="T10">2</text:span><text:span text:style-name="T9">:01^HLA-C*0</text:span><text:span text:style-name="T10">7</text:span><text:span text:style-name="T9">:02:01+HLA-C*07:01:01^HLA-DRB1*03:01:01+HLA-DRB1*0</text:span><text:span text:style-name="T10">1</text:span><text:span text:style-name="T9">:01:01^HLA-DQB1*02:01:01+HLA-DQB1*0</text:span><text:span text:style-name="T10">5</text:span><text:span text:style-name="T9">:0</text:span><text:span text:style-name="T10">1</text:span><text:span text:style-name="T9">:02^HLA-DQA1*02:01:01+HLA-DQA1*0</text:span><text:span text:style-name="T10">1</text:span><text:span text:style-name="T9">:0</text:span><text:span text:style-name="T10">2</text:span><text:span text:style-name="T9">:01</text:span></text:p>
        </text:list-item>
        <text:list-item>
          <text:p text:style-name="P17">Create a RAMP</text:p>
        </text:list-item>
        <text:list-item>
          <text:p text:style-name="P17">select unacceptables to get into a vPRA of ~ 5<text:span text:style-name="T2">0</text:span>%</text:p>
        </text:list-item>
        <text:list-item>
          <text:p text:style-name="P36">check the distribution of the risk classifications</text:p>
        </text:list-item>
      </text:list>
      <text:p text:style-name="P1"/>
      <text:h text:style-name="P10" text:outline-level="2"/>
      <text:h text:style-name="P12" text:outline-level="2">Case <text:span text:style-name="T1">5</text:span>: <text:span text:style-name="T11">Adding unacceptables to the RAMP for a</text:span> patient with antibodies</text:h>
      <text:list text:continue-numbering="true" text:style-name="L6">
        <text:list-item>
          <text:p text:style-name="P41">PIRCHE → SOT → RAMP</text:p>
          <text:p text:style-name="P18"/>
        </text:list-item>
        <text:list-item>
          <text:p text:style-name="P18">Enter the typing</text:p>
        </text:list-item>
        <text:list-item>
          <text:p text:style-name="P28">HLA-A*02:01:01+HLA-A*03:01:01^HLA-B*35:01:01+HLA-B*51:01:01^HLA-C*04:01:01+HLA-C*14:02:01^HLA-DRB1*01:01:01+HLA-DRB1*07:01:01^HLA-DQB1*02:02:01+HLA-DQB1*05:01:01^HLA-DQA1*01:01:01+HLA-DQA1*02:01:01</text:p>
        </text:list-item>
        <text:list-item>
          <text:p text:style-name="P23">Add the MFI data → <text:span text:style-name="T13">get </text:span><text:span text:style-name="T14">from </text:span><text:span text:style-name="T13">file </text:span><text:span text:style-name="T19">epitopes_class_I.csv</text:span></text:p>
        </text:list-item>
        <text:list-item>
          <text:p text:style-name="P38">Select from which run you want to evaluate the data</text:p>
        </text:list-item>
        <text:list-item>
          <text:p text:style-name="P18">select unacceptables <text:span text:style-name="T1">to create a pattern that suits you</text:span></text:p>
        </text:list-item>
        <text:list-item>
          <text:p text:style-name="P35"><text:span text:style-name="T1">evaluate the RAMP</text:span><text:bookmark-start text:name="_MailOriginal"/></text:p>
        </text:list-item>
      </text:list>
      <text:p text:style-name="P29" loext:marker-style-name="T4"><text:span text:style-name="T6"/></text:p>
      <text:p text:style-name="P5"/>
      <text:p text:style-name="P3"><text:bookmark-end text:name="_MailOriginal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mbria Math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Cambria Math" style:font-family-asian="'Cambria Math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20:27:50.360765415</meta:creation-date>
    <dc:date>2023-12-01T10:10:37.527934022</dc:date>
    <meta:editing-duration>PT3H37M33S</meta:editing-duration>
    <meta:editing-cycles>9</meta:editing-cycles>
    <meta:generator>LibreOffice/7.5.7.1$Linux_X86_64 LibreOffice_project/50$Build-1</meta:generator>
    <meta:document-statistic meta:table-count="0" meta:image-count="0" meta:object-count="0" meta:page-count="5" meta:paragraph-count="51" meta:word-count="315" meta:character-count="3879" meta:non-whitespace-character-count="3643"/>
  </office:meta>
</office:document-meta>
</file>